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171d43"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18f85f"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5" style:family="paragraph" style:parent-style-name="Standard">
      <style:paragraph-properties fo:margin-left="0in" fo:margin-right="0in" style:line-height-at-least="0.2083in" fo:text-indent="0in" style:auto-text-indent="false"/>
      <style:text-properties officeooo:paragraph-rsid="00171d43"/>
    </style:style>
    <style:style style:name="P6"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171d43" fo:padding="0in" fo:border="none"/>
    </style:style>
    <style:style style:name="P7"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18f85f" fo:padding="0in" fo:border="none"/>
    </style:style>
    <style:style style:name="P8"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18f85f" fo:background-color="#d1d2d2"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 for use </text:p>
      <text:p text:style-name="P3">CHROMIC CATGUT</text:p>
      <text:p text:style-name="P3">SUTURE</text:p>
      <text:p text:style-name="P3">DESCRIPTION</text:p>
      <text:p text:style-name="P3">CHROMIC CATGUT Suture is a sterile, absorbable, surgical suture composed of purified connective tissue (mostly collagen) derived from either the serosal layer of beef (bovine) or the submucosal fibrous layer of sheep (ovine) intestines. CHROMIC CATGUT Sutures are processed to provide greater resistance to absorption. CHROMIC CATGUT is a product which has been tanned by treatment with chromium salts in the trivalent form and with oxidized pyrogallol, to prolong its resistance to absorption and to colour the material dark brown. These sutures are packed in tubing fluid to maintain their pliancy.</text:p>
      <text:p text:style-name="P3">CHROMIC CATGUT Suture is sterilized by Gamma Radiation (Cobalt 60(Co-60)).</text:p>
      <text:p text:style-name="P3">CHROMIC CATGUT Sutures meet all requirements established by the United States Pharmacopoeia (U.S.P.) for absorbable, surgical sutures. </text:p>
      <text:p text:style-name="P3">ACTIONS</text:p>
      <text:p text:style-name="P3">When CHROMIC CATGUT Suture is placed in tissue, a moderate tissue inflammation occurs which is characteristic of foreign body response to a substance. This is followed by a loss of tensile strength and a loss of suture mass, as the proteolytic enzymatic digestive process dissolves the CHROMIC CATGUT Suture. This process continues until the suture is completely absorbed. Many variable factors may affect the rate of absorption. Some of the major factors which can affect tensile strength loss and absorption rates are:</text:p>
      <text:p text:style-name="P3">1.»Type of suture – PLAIN CATGUT Suture generally absorbs more rapidly than CHROMIC CATGUT Suture.</text:p>
      <text:p text:style-name="P1">Page: 3</text:p>
      <text:p text:style-name="P7">2.»Infection – CHROMIC CATGUT Suture is absorbed more rapidly in infected tissue than in non-infected tissue.</text:p>
      <text:p text:style-name="P7">3.»Tissue Sites – CHROMIC CATGUT Suture will absorb more rapidly in tissue where increased levels of proteolytic enzymes are present, as in the secretions exhibited in the stomach, cervix and vagina.</text:p>
      <text:p text:style-name="P7">INDICATIONS</text:p>
      <text:p text:style-name="P7">CHROMIC CATGUT Suture is indicated for use in general soft tissue approximation and/or ligation, including use in ophthalmic, but not indicated for use in cardiovascular and neurological tissues.</text:p>
      <text:p text:style-name="P7">ContraINDICATIONS</text:p>
      <text:p text:style-name="P7">This suture, being absorbable, should not be used where extended approximation of tissue is required. The use of this suture is contraindicated in patients with known sensitivities or allergies to collagen or chromium, as CHROMIC CATGUT Suture is a collagen-based material and it is treated with chromic salt solutions.</text:p>
      <text:p text:style-name="P7">WARNINGS</text:p>
      <text:p text:style-name="P7">Users should be familiar with surgical procedures and techniques involving absorbable sutures before using CHROMIC CATGUT Suture for wound closure, as the risk of wound dehiscence may vary with the site of application and the suture material used. Physicians should consider the in vivo performance (under the section ACTIONS) when selecting a suture for use in patients.</text:p>
      <text:p text:style-name="P7">The use of this suture may be inappropriate in elderly, malnourished or debilitated patients, <text:soft-page-break/>or in patients suffering from conditions which may delay wound healing.</text:p>
      <text:p text:style-name="P7">As this is an absorbable material, the use of supplemental non-absorbable sutures should be considered by the surgeon in the closure of sites which may undergo expansion, stretching, or distension or which may require additional support.</text:p>
      <text:p text:style-name="P1">Page: 4</text:p>
      <text:p text:style-name="P7">As with any foreign body, prolonged contact of any suture with salt solutions, such as those found in the urinary or biliary tracts, may result in calculus formation. As an absorbable suture, CHROMIC CATGUT Suture may act transiently as a foreign body. Acceptable surgical practice should be followed for the management of infected or contaminated wounds.</text:p>
      <text:p text:style-name="P7">Certain patients may be hypersensitive to collagen or chromium and might exhibit an immunological reaction resulting in inflammation, tissue granulation or fibrosis, wound suppuration and bleeding, as well as sinus formation.</text:p>
      <text:p text:style-name="P7">“Medical device for single use only”. Do not resterilize. Sterility is assured unless packaging is open, damaged, or wet. Discard the open packages and unused sutures. </text:p>
      <text:p text:style-name="P7">Transport and store the product at room temperature, in fresh and dry location protected against humidity, sunlight and heat sources. Use before expiration date.</text:p>
      <text:p text:style-name="P7">PrecaUTIONS</text:p>
      <text:p text:style-name="P7">In handling this or any other suture material, care should be taken to avoid damage from handling. Avoid crushing or crimping damage due to application of surgical instruments such as forceps or needle holders.</text:p>
      <text:p text:style-name="P7">As with any suture material, adequate knot security requires the accepted surgical technique of flat and square ties, with additional throws as warranted by surgical circumstance and the experience of the surgeon.</text:p>
      <text:p text:style-name="P7">Under some circumstances, notably orthopaedic procedures, immobilization of joints by external support may be employed at the discretion of the surgeon. </text:p>
      <text:p text:style-name="P7">The surgeon should avoid unnecessary tension when running down knots, to reduce the occurrence of surface fraying and weakening of the strand.</text:p>
      <text:p text:style-name="P7">Avoid prolonged exposure to elevated temperatures.</text:p>
      <text:p text:style-name="P7">To avoid damaging needle points and swage areas, grasp the needle in an area one-third (1/3) to one-half (1/2) of the distance from the swaged end to the point. Reshaping needles may cause them to lose strength and be less resistant to bending and breaking. Users should exercise caution when handling surgical needles to avoid inadvertent needle sticks. </text:p>
      <text:p text:style-name="P7">Discard used needles in “sharps” containers.</text:p>
      <text:p text:style-name="P7">ADVERSE REACTIONS</text:p>
      <text:p text:style-name="P7">Adverse effects associated with the use of this device include wound dehiscence, variable rates of absorption over time (depending on such factors as the type of suture used, the presence of infection and the tissue site), failure to provide adequate wound support in closure of sites where expansion, stretching or distension occur, unless additional support is supplied through the use of non-absorbable suture material, failure to provide adequate wound support in elderly, malnourished or debilitated patients or in patients suffering from cancer, anemia, obesity, diabetes, infection or other conditions which may delay wound healing, allergic response in patients with known sensitivities to collagen or chromium which may result in an immunological reaction resulting in inflammation, tissue granulation or fibrosis, wound suppuration and bleeding, as well as sinus formation, infection, moderate tissue inflammatory response characteristic of foreign body response, calculi formation in <text:soft-page-break/>urinary and biliary tracts when prolonged contact with salt solutions such as urine and bile occurs, and transitory local irritation at the wound site. </text:p>
      <text:p text:style-name="P7">Broken needles may result in extended or additional surgeries or residual foreign bodies. Inadvertent needle sticks with contaminated surgical needles may result in the transmission of bloodborne pathogens. </text:p>
      <text:p text:style-name="P7">INSTRUCTIONS FOR USE</text:p>
      <text:p text:style-name="P7">Use as required for the surgical procedure. The size and diameter of suture and needle used for each type of surgical intervention are defined as per medical criteria.</text:p>
      <text:p text:style-name="P4">Page: 6</text:p>
      <text:p text:style-name="P8">HOW SUPPLIED</text:p>
      <text:p text:style-name="P8">CHROMIC CATGUT Sutures are available sterile in U.S.P. sizes 5-0 through 2 (metric sizes 1.5 to 6) in a variety of lengths with and without permanently attached needles.</text:p>
      <text:p text:style-name="P8">CHROMIC CATGUT Sutures are available in boxes with 12, 24, and 36 uni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10-02T01:48:22.889210775</meta:creation-date>
    <dc:date>2014-10-02T02:48:35.923124876</dc:date>
    <dc:creator>alex </dc:creator>
    <meta:editing-duration>PT39M14S</meta:editing-duration>
    <meta:editing-cycles>12</meta:editing-cycles>
    <meta:generator>LibreOffice/4.3.2.2$Linux_x86 LibreOffice_project/edfb5295ba211bd31ad47d0bad0118690f76407d</meta:generator>
    <meta:document-statistic meta:table-count="0" meta:image-count="0" meta:object-count="0" meta:page-count="3" meta:paragraph-count="43" meta:word-count="1057" meta:character-count="7036" meta:non-whitespace-character-count="6012"/>
  </office:meta>
</office:document-meta>
</file>